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8.412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9.633cm"/>
    </style:style>
    <style:style style:name="co12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22100">
            <text:p>22100</text:p>
          </table:table-cell>
          <table:table-cell office:value-type="string">
            <text:p>&lt;/interval&gt;</text:p>
          </table:table-cell>
          <table:table-cell office:value-type="float" office:value="22100">
            <text:p>22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27200">
            <text:p>27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遥か遠い空 何か聞こえてき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はるかとおいそらなにかきこえてき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5300">
            <text:p>5300</text:p>
          </table:table-cell>
          <table:table-cell office:value-type="string">
            <text:p>&lt;/interval&gt;</text:p>
          </table:table-cell>
          <table:table-cell office:value-type="float" office:value="32500">
            <text:p>32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っちにおいでよ 聞こえなくもないけど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っちにおいでよきこえなくもないけど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37600">
            <text:p>37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耳を澄ましてみた 誰かが呼んでい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みみをすましてみただれかがよんでい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42800">
            <text:p>42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聞いたことない 透明な声だ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いたことないとうめいなこえだ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4900">
            <text:p>4900</text:p>
          </table:table-cell>
          <table:table-cell office:value-type="string">
            <text:p>&lt;/interval&gt;</text:p>
          </table:table-cell>
          <table:table-cell office:value-type="float" office:value="47700">
            <text:p>47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黒も白も裏腹 ぐちゃぐちゃな世界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くろもしろもうらはらぐちゃぐちゃなせかい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6300">
            <text:p>6300</text:p>
          </table:table-cell>
          <table:table-cell office:value-type="string">
            <text:p>&lt;/interval&gt;</text:p>
          </table:table-cell>
          <table:table-cell office:value-type="float" office:value="54000">
            <text:p>5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か信じたいならいっそこの指に止ま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かしんじたいならいっそこのゆびにとま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5700">
            <text:p>5700</text:p>
          </table:table-cell>
          <table:table-cell office:value-type="string">
            <text:p>&lt;/interval&gt;</text:p>
          </table:table-cell>
          <table:table-cell office:value-type="float" office:value="59700">
            <text:p>59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確かなものなんてないけど（闇の中で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たしかなものなんてないけどやみのなか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4600">
            <text:p>4600</text:p>
          </table:table-cell>
          <table:table-cell office:value-type="string">
            <text:p>&lt;/interval&gt;</text:p>
          </table:table-cell>
          <table:table-cell office:value-type="float" office:value="64300">
            <text:p>64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少しでも真実を見たい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こしでもしんじつをみたい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5700">
            <text:p>5700</text:p>
          </table:table-cell>
          <table:table-cell office:value-type="string">
            <text:p>&lt;/interval&gt;</text:p>
          </table:table-cell>
          <table:table-cell office:value-type="float" office:value="70000">
            <text:p>7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一瞬の今を切り取るだけ（儚くても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っしゅんのいまをきりとるだけはかなくて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75400">
            <text:p>75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喜びも 悲しみも 真実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よろこびもかなしみもしんじつ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80500">
            <text:p>80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つか遠い空 紙に書きなぐ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つかとおいそらかみにかきなぐ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85600">
            <text:p>85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蒼き記憶の なんてことないこ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おききおくのなんてことないこと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90800">
            <text:p>90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きっと始まりは そんな些細なこ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っとはじまりはそんなささいなこと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96000">
            <text:p>96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伝えたいこと たくさんある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たえたいことたくさんある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101000">
            <text:p>101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晴れのち曇りのち雨みたいな世界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はれのちくもりのちあめみたいなせかい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6100">
            <text:p>6100</text:p>
          </table:table-cell>
          <table:table-cell office:value-type="string">
            <text:p>&lt;/interval&gt;</text:p>
          </table:table-cell>
          <table:table-cell office:value-type="float" office:value="107100">
            <text:p>107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道化も良し それならいっそ世界中まわせ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うけもよしそれならいっそせかいじゅうまわせ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113000">
            <text:p>11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失くしたものなんてないけど（季節の中で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くしたものなんてないけどきせつのなか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4400">
            <text:p>4400</text:p>
          </table:table-cell>
          <table:table-cell office:value-type="string">
            <text:p>&lt;/interval&gt;</text:p>
          </table:table-cell>
          <table:table-cell office:value-type="float" office:value="117400">
            <text:p>117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少しずつ記憶から消えてい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こしづつきおくからきえてい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123300">
            <text:p>123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だからこそ残していくフォトグラフ（色あせない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からこそのこしていくふぉとぐらふいろあせ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128800">
            <text:p>128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優しさも 切なさも いつま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やさしさもせつなさもいつま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6800">
            <text:p>6800</text:p>
          </table:table-cell>
          <table:table-cell office:value-type="string">
            <text:p>&lt;/interval&gt;</text:p>
          </table:table-cell>
          <table:table-cell office:value-type="float" office:value="135600">
            <text:p>135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が○で何が×って 誰がどこでどうやって決め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がまるでなにがばつってだれがどこでどうやってきめ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3100">
            <text:p>3100</text:p>
          </table:table-cell>
          <table:table-cell office:value-type="string">
            <text:p>&lt;/interval&gt;</text:p>
          </table:table-cell>
          <table:table-cell office:value-type="float" office:value="138700">
            <text:p>13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風見鶏は風まかせ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ざみどりはかぜまかせ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13300">
            <text:p>13300</text:p>
          </table:table-cell>
          <table:table-cell office:value-type="string">
            <text:p>&lt;/interval&gt;</text:p>
          </table:table-cell>
          <table:table-cell office:value-type="float" office:value="152000">
            <text:p>15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9600">
            <text:p>9600</text:p>
          </table:table-cell>
          <table:table-cell office:value-type="string">
            <text:p>&lt;/interval&gt;</text:p>
          </table:table-cell>
          <table:table-cell office:value-type="float" office:value="161600">
            <text:p>161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遠くで聞こえる声 いつまでもこのままで居たい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おくできこえるこえいつまでもこのままでいたい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167500">
            <text:p>167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確かなものなんてないけど（闇の中で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たしかなものなんてないけどやみのなか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4500">
            <text:p>4500</text:p>
          </table:table-cell>
          <table:table-cell office:value-type="string">
            <text:p>&lt;/interval&gt;</text:p>
          </table:table-cell>
          <table:table-cell office:value-type="float" office:value="172000">
            <text:p>17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少しでも真実を見たい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こしでもしんじつをみたい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5800">
            <text:p>5800</text:p>
          </table:table-cell>
          <table:table-cell office:value-type="string">
            <text:p>&lt;/interval&gt;</text:p>
          </table:table-cell>
          <table:table-cell office:value-type="float" office:value="177800">
            <text:p>177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一瞬の今を切り取るだけ（儚くても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っしゅんのいまをきりとるだけはかなくて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182900">
            <text:p>182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喜びも 悲しみも 真実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よろこびもかなしみもしんじつ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188100">
            <text:p>188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優しさも 切なさも いつまでも 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やさしさもせつなさもいつまでも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2011/10/10</text:date>, <text:time>02:51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9T02:13:54.48</meta:creation-date>
    <dc:date>2011-10-10T02:51:01.04</dc:date>
    <meta:editing-duration>PT14H54M45S</meta:editing-duration>
    <meta:editing-cycles>5</meta:editing-cycles>
    <meta:generator>LibreOffice/3.3$Win32 LibreOffice_project/330m19$Build-202</meta:generator>
    <meta:document-statistic meta:table-count="3" meta:cell-count="306" meta:object-count="0"/>
  </office:meta>
</office:document-meta>
</file>